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style:font-name="Calibri" fo:font-weight="bold" style:language-asian="ja" style:country-asian="JP" style:font-weight-asian="bold" style:font-weight-complex="bold"/>
    </style:style>
    <style:style style:name="P4" style:family="paragraph" style:parent-style-name="Standard">
      <style:text-properties style:font-name="Calibri" style:language-asian="ja" style:country-asian="JP"/>
    </style:style>
    <style:style style:name="P5" style:family="paragraph" style:parent-style-name="Standard">
      <style:text-properties style:font-name="Calibri" fo:font-weight="normal" style:font-weight-asian="normal" style:font-weight-complex="normal"/>
    </style:style>
    <style:style style:name="P6" style:family="paragraph" style:parent-style-name="Standard">
      <style:text-properties style:font-name="Calibri" fo:font-weight="normal" style:language-asian="ja" style:country-asian="JP" style:font-weight-asian="normal" style:font-weight-complex="normal"/>
    </style:style>
    <style:style style:name="P7" style:family="paragraph" style:parent-style-name="Standard">
      <style:text-properties style:font-name="Calibri" fo:font-weight="normal" style:font-weight-asian="normal" style:font-weight-complex="normal"/>
    </style:style>
    <style:style style:name="P8" style:family="paragraph" style:parent-style-name="Standard">
      <style:text-properties style:font-name="Calibri" fo:font-weight="normal" style:language-asian="ja" style:country-asian="JP" style:font-weight-asian="normal" style:font-weight-complex="normal"/>
    </style:style>
    <style:style style:name="P9" style:family="paragraph" style:parent-style-name="Standard">
      <style:text-properties style:font-name="Calibri"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style:language-asian="ja" style:country-asian="JP" style:font-weight-asian="normal" style:font-weight-complex="normal"/>
    </style:style>
    <style:style style:name="T3" style:family="text">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panese Website:</text:p>
      <text:p text:style-name="P1"/>
      <text:p text:style-name="P1">Home – Objectives, current progress, how many words learned, Duolingo streak, Organic Japanese with Cure Dolly playlist completion</text:p>
      <text:p text:style-name="P1">Hiragana – A I U E O columns – Also include gi's, bi's, po's</text:p>
      <text:p text:style-name="P1">Katakana – A I U E O columns</text:p>
      <text:p text:style-name="P1"><text:tab/>Example words - America</text:p>
      <text:p text:style-name="P1">Kanji – Common phrases - </text:p>
      <text:p text:style-name="P1">Sentences – My name is Sean. I can speak Japanese.</text:p>
      <text:p text:style-name="P1"/>
      <text:p text:style-name="P1">Ideas: JS speech on each click</text:p>
      <text:p text:style-name="P1">Google fonts – GDPR potential issues</text:p>
      <text:p text:style-name="P1"/>
      <text:p text:style-name="P1">Home text:</text:p>
      <text:p text:style-name="P1">Hi, my name is Sean Murtagh. こんにちわ<text:span text:style-name="T3">、Sean です。Because I lost a bet in 2021, I have to try and become fluent in Japanese by the end of 2022. How much is considered fluent? I don't know. But I am trying. </text:span></text:p>
      <text:p text:style-name="P4"/>
      <text:p text:style-name="P4">For speaking and correct pronunciation, I have been using the Michel Thomas method. This is a collection of 8 discs that mimic a classroom environment of 1 teacher and 2 students engaging in conversations, learning new vocabulary and fixing common mistakes. It's probably my favourite way to learn but it does not teach writing and since it's only audio, I did find myself losing attention on walks.</text:p>
      <text:p text:style-name="P4"/>
      <text:p text:style-name="P4">In terms of writing structure, I have been following the 'Organic Japanese with Cure Dolly' YouTube course. This is a collection of 93 videos which attempts to teach Japanese sentence structure in a simple way and often does. But sometimes the analogies go a bit over my head and the presentation style of an AI synth with a modified voice teaching you is hard to get over.</text:p>
      <text:p text:style-name="P4"/>
      <text:p text:style-name="P4">Lastly, I have been using multiple mobile apps to learn phrases, memorise the alphabets and revise what I learn out there. This includes doing multiple sessions a day on Duolingo. I am currently onto the second unit for Japanese there. I don't think Duolingo is good for learning a language, only memorising, but is a really good revising tool and the competitive leaderboard <text:s/>is motivating. </text:p>
      <text:p text:style-name="P4"/>
      <text:p text:style-name="P4">All three combines are very helpful but there's so much to learn; when to use Katakana or Hiragana, what each of them look and sound likes, and the little tittle modifications that change a sound from a ki to a gi or a bo to a po, and the correct marker for correct sentence flow. e.g. using 'o' or 'wo' when talking about an object, but then 'ni' when someone is doing something. It's a lot to take in, but I am proud of the progress in just 2 months. By the end of the year, I would love to be able to play a game with a simplified Japanese language option like the newer Pokemon games, and fully understand it.</text:p>
      <text:p text:style-name="P4"/>
      <text:p text:style-name="P4">Though Elden Ring is out on Friday, so I am about to forget and abandon everything.</text:p>
      <text:p text:style-name="P4"/>
      <text:p text:style-name="P4"/>
      <text:p text:style-name="P1"/>
      <text:p text:style-name="P2"/>
      <text:p text:style-name="P2"/>
      <text:p text:style-name="P2"/>
      <text:p text:style-name="P2"><text:soft-page-break/>Questions to Answer:</text:p>
      <text:p text:style-name="P5"/>
      <text:p text:style-name="P2">Q1. Describe the purpose of using IT in creating your website and how you will use IT to</text:p>
      <text:p text:style-name="P2">plan and carry out the necessary tasks. (How will you plan your website, what audience</text:p>
      <text:p text:style-name="P2">is it aimed at? How will your use of IT achieve the required outcomes in your plan?)</text:p>
      <text:p text:style-name="P5"/>
      <text:p text:style-name="P2"><text:span text:style-name="T1">The aim of this project for me is to have a completed website displaying my progress in learning Japanese, showcasing the two primary Japanese alphabets (Hiragana and Katakana), Kanji (Chinese characters) and finally sentences I am familiar with. I will be using IT heavily as that is how I am learning the language and will attempt to display it in an easy to read way using charts and side-by-side translations. </text:span><text:span text:style-name="T2">This means I can always look back at this as an online reference and update with new sentences.</text:span><text:span text:style-name="T1"> </text:span><text:span text:style-name="T2">Links can be included to resources being used. </text:span></text:p>
      <text:p text:style-name="P6"/>
      <text:p text:style-name="P5">It will be briefly designed in Photoshop (no text since I will be doing both design and coding independently). To write Japanese characters, I am probably going to have to use the Windows built-in language swapper with Visual Studio Code and work with UTF-8 character encoding to ensure the characters are displayed correctly in a live website.</text:p>
      <text:p text:style-name="P5"/>
      <text:p text:style-name="P6">And finally as a side note, the only reason I am learning Japanese is because I lost a bet. In case the person does not believe me come the end of the year, I have something in digital form I can easily send him.</text:p>
      <text:p text:style-name="P5"/>
      <text:p text:style-name="P2">Q2. Describe methods, skills and resources needed to complete your website - explain</text:p>
      <text:p text:style-name="P2">what IT systems and software applications you need to be successful in your website</text:p>
      <text:p text:style-name="P2">project, and how you will use them (Describe at least one method, skill and resource</text:p>
      <text:p text:style-name="P2">needed to complete your website)</text:p>
      <text:p text:style-name="P5"/>
      <text:p text:style-name="P3"><text:span text:style-name="T1">Photoshop and colour palette tools created for the web will be used to form a basic structure. The colour palette generation tool I will be using is </text:span><text:a xlink:type="simple" xlink:href="https://paletton.com/" text:style-name="Internet_20_link" text:visited-style-name="Visited_20_Internet_20_Link"><text:span text:style-name="T1">https://paletton.com/</text:span></text:a><text:span text:style-name="T1">. These together will be used primarily for layout in terms of mobile and desktop responsiveness and ensuring text is readable in it's colour and the background colour. Photoshop has a pretty good Artboard feature that lets you see both desktop and mobile view at the same time and move elements over. Photoshop will also be used to gauge potential fonts to use but that will depend on what is available via Google Fonts and other such deposits since sometimes they do not match what you have in a design tool. </text:span></text:p>
      <text:p text:style-name="P6"/>
      <text:p text:style-name="P6">Once the website is being tested, I will use the built in development tools of Chrome to check for accessibility in terms of colour, alternate HTML attributes on my &lt;img&gt; tags thanks to their Lighthouse report. Then further changes can be made if necessary. <text:s/></text:p>
      <text:p text:style-name="P6"/>
      <text:p text:style-name="P6">The code editor that will be used is Visual Studio Code. This is thanks to the many extensions that are easy to install that improve workflow such as Emmet. To keep the codebase simple, I won't be using frameworks. Basic JS might be needed as I plan to have audio output when clicking a letter using the built in Microsoft Speech. Live-server will be used to quickly see the changes and additions made.</text:p>
      <text:p text:style-name="P5"/>
      <text:p text:style-name="P2"/>
      <text:p text:style-name="P2"/>
      <text:p text:style-name="P2"/>
      <text:p text:style-name="P2"/>
      <text:p text:style-name="P2"><text:soft-page-break/>Q3. Describe the legal guidelines and risks that might impact your website project - how</text:p>
      <text:p text:style-name="P2">does GDPR and copyright affect website development?</text:p>
      <text:p text:style-name="P5"/>
      <text:p text:style-name="P3"><text:span text:style-name="T1">Currently there are no plans to use images as it is a text-heavy language based learning website made only for myself. Likewise there is no intent on storing user data or cookies so we do not need to inform the user and request their permission to do so. If images are added down the line, we need to ensure they are availably for free use and not for profit and if needed, credit the original </text:span><text:span text:style-name="T1">owner or what company provided the content to us, next to the image. Anything that I have been paid to advertise, I should make clear next to the link by stating it's an ad or sponsored. </text:span></text:p>
      <text:p text:style-name="P5"/>
      <text:p text:style-name="P2">Q4. Review the ongoing use of IT tools you have used for your website and describe</text:p>
      <text:p text:style-name="P2">whether they are appropriate - what are the benefits and drawbacks of IT tools and</text:p>
      <text:p text:style-name="P2">systems used? (Are you happy with the tools you used?)</text:p>
      <text:p text:style-name="P5"/>
      <text:p text:style-name="P6">For the initial set up, I used Openoffice and Photoshop. Being familiar with both already meant the workflow was fast. However, I did encounter a weird bug with the artboards on Photoshop which did not let me use a transparent background for the Favicon. So it is a full square image instead of the planned circle draft.</text:p>
      <text:p text:style-name="P6"/>
      <text:p text:style-name="P6">Using plain html, css and a bit of JS is something I have not done for a while so it was nice going back. The main thing I missed was not having a template for the html files using something like php. I made changes multiple times to the navigation which appears on all html files, so one change meant copying things to other files repeatedly. It was a slow process but for the 5 pages I had, it was not that bad of a setback. </text:p>
      <text:p text:style-name="P6"/>
      <text:p text:style-name="P6">Using Visual Studio Code for the programming meant I had emmet as an invaluable time save. Shortcuts such as alt + shift + down to duplicate a line below were used regularly. I also used the live-server extension to see changes in real time without the need of refreshing. So my workspace was half VSCode, half a live updated site and it was fast.</text:p>
      <text:p text:style-name="P5"/>
      <text:p text:style-name="P2">Q5. Describe how you would test your website to make sure it looks as intended.</text:p>
      <text:p text:style-name="P2">Describe what kind of files you used in your website and explain why you have chosen</text:p>
      <text:p text:style-name="P2">those filetypes. How can you test your website to ensure it is accessible to people with</text:p>
      <text:p text:style-name="P2">disabilities? Describe how you can overcome potential accessibility issues with your</text:p>
      <text:p text:style-name="P2">website.</text:p>
      <text:p text:style-name="P5"/>
      <text:p text:style-name="P6">I'd test it across multiple web browsers and devices for cross compatibility and use a normalise css file to remove all default properties. I would zoom in with the default browser options to see what it would like to someone with impaired eyesight and ensure it's readable. Chrome tools lets you generate a lighthouse report on accessibility which I used for contrast ratios, of which my buttons and text colour were not the best at originally. I used rem sizes with a base font-size of 62.5% for easy rem size calculations. Images were not used so large file sizes were not an issue, likewise neither were alt attributes.</text:p>
      <text:p text:style-name="P5"/>
      <text:p text:style-name="P2">Q6. Describe ways to improve your productivity and efficiency throughout this project</text:p>
      <text:p text:style-name="P2">(how can you make sure you are using IT tools and systems in the most effective way?) If</text:p>
      <text:p text:style-name="P2">you could have been more productive or efficient, how would you implement this for a</text:p>
      <text:p text:style-name="P2">future project?</text:p>
      <text:p text:style-name="P5"/>
      <text:p text:style-name="P6"><text:soft-page-break/>Flipping between the 4 alphabets I was using for this site by pressing the Windows language button on the taskbar was a bit of a slow burn. After looking it up, it turns out there are super simple shortcuts to quickly swap between languages and/or alphabets at the operating system level. Workflow got much better there.</text:p>
      <text:p text:style-name="P6"/>
      <text:p text:style-name="P6">I'd also probably split up development between a few people and make better use of Slack to promote team development. Some people may prefer the CSS side to the HTML, likewise we could have a specific JavaScript person. </text:p>
      <text:p text:style-name="P5"/>
      <text:p text:style-name="P2">Q7. Describe the final version of your website (what is the content and layout for each</text:p>
      <text:p text:style-name="P2">page?), assess the strengths and weaknesses and describe further improvements you</text:p>
      <text:p text:style-name="P2">can make to your website. Is the website fit for purpose? (did you achieve what you set</text:p>
      <text:p text:style-name="P2">out to do in your plan?)</text:p>
      <text:p text:style-name="P5"/>
      <text:p text:style-name="P5">The final version is 5 pages. A home page that will likely not change, same as the Hiragana and Katakana pages. The Kanji page can be updated and revised when it comes to writing Japanese and thanks to the sentences pages now having audio output of the text, I can use it to see if my spelling is correct. </text:p>
      <text:p text:style-name="P5"/>
      <text:p text:style-name="P5">There is a day/night theme. The day theme matches the original design document of a beige paper colour background with blue text and red used with links. The night theme becomes an almost black background with the original beige paper colour now being used for text. This is saved using local storage so it will remember it the next time someone visits the site.</text:p>
      <text:p text:style-name="P5"/>
      <text:p text:style-name="P5">In the future, I would like to store the Kanji and sentences as data, and use JavaScript to map over the data and return HTML elements. That way adding new phrases, I can just modify a single data file and build a new production and deploy that. </text:p>
      <text:p text:style-name="P5"/>
      <text:p text:style-name="P5">Lighthouse report states 99 – Performance, 100 – Accessibility, 100 – Best Practices and 100 - SEO</text:p>
      <text:p text:style-name="P5"/>
      <text:p text:style-name="P2">Q8. Take a screenshot of your website homepage working in two different browsers.</text:p>
      <text:p text:style-name="P2">(Make sure the GitHub Pages link is visible in the screensh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an Murtagh</meta:initial-creator>
    <meta:creation-date>2022-02-21T10:53:54.37</meta:creation-date>
    <dc:date>2022-02-24T16:52:04.07</dc:date>
    <dc:creator>Sean Murtagh</dc:creator>
    <meta:editing-duration>PT21H5M31S</meta:editing-duration>
    <meta:editing-cycles>46</meta:editing-cycles>
    <meta:generator>OpenOffice/4.1.5$Win32 OpenOffice.org_project/415m1$Build-9789</meta:generator>
    <meta:document-statistic meta:table-count="0" meta:image-count="0" meta:object-count="0" meta:page-count="4" meta:paragraph-count="61" meta:word-count="1942" meta:character-count="10729"/>
  </office:meta>
</office:document-meta>
</file>